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5pt" style:font-size-asian="13.1000003814697pt" style:font-size-complex="15pt"/>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16pt" style:font-size-asian="14pt" style:font-size-complex="16pt"/>
    </style:style>
    <style:style style:name="P6" style:family="paragraph" style:parent-style-name="Standard">
      <style:paragraph-properties fo:margin-left="0cm" fo:margin-right="0cm" fo:text-align="justify" style:justify-single-word="false" fo:text-indent="1cm" style:auto-text-indent="false"/>
    </style:style>
    <style:style style:name="P7" style:family="paragraph" style:parent-style-name="Standard">
      <style:paragraph-properties fo:break-before="page"/>
    </style:style>
    <style:style style:name="P8" style:family="paragraph" style:parent-style-name="Tesis-Titulo">
      <style:text-properties fo:font-size="16pt" style:font-size-asian="16pt" style:font-size-complex="16pt"/>
    </style:style>
    <style:style style:name="P9" style:family="paragraph" style:parent-style-name="Tesis-Autor">
      <style:paragraph-properties fo:text-align="center" style:justify-single-word="false"/>
    </style:style>
    <style:style style:name="P10" style:family="paragraph" style:parent-style-name="Standard" style:master-page-name="First_20_Page">
      <style:paragraph-properties fo:text-align="center" style:justify-single-word="false" style:page-number="auto"/>
    </style:style>
    <style:style style:name="P11" style:family="paragraph" style:parent-style-name="Tesis-SeccionNumerada">
      <style:paragraph-properties fo:break-before="page"/>
    </style:style>
    <style:style style:name="P12" style:family="paragraph" style:parent-style-name="Tesis-Normal" style:master-page-name="Standard">
      <style:paragraph-properties style:page-number="1"/>
    </style:style>
    <style:style style:name="P13" style:family="paragraph" style:parent-style-name="Contents_20_Heading" style:master-page-name="Index">
      <style:paragraph-properties style:page-number="auto"/>
    </style:style>
    <style:style style:name="P14" style:family="paragraph" style:parent-style-name="Contents_20_1">
      <style:paragraph-properties>
        <style:tab-stops>
          <style:tab-stop style:position="14.501cm" style:type="right" style:leader-style="dotted" style:leader-text="."/>
        </style:tab-stops>
      </style:paragraph-properties>
    </style:style>
    <style:style style:name="P15" style:family="paragraph" style:parent-style-name="Contents_20_2">
      <style:paragraph-properties>
        <style:tab-stops>
          <style:tab-stop style:position="14.002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4">Universidad Nacional de Misiones</text:p>
      <text:p text:style-name="P5"/>
      <text:p text:style-name="P4">Facultad de Ciencias Exactas Quimicas y Naturales</text:p>
      <text:p text:style-name="P4"/>
      <text:p text:style-name="P4"/>
      <text:p text:style-name="P4">Tesis de Grado de Licenciatura en Sistemas de Información</text:p>
      <text:p text:style-name="P3"/>
      <text:p text:style-name="P3"/>
      <text:p text:style-name="P3"/>
      <text:p text:style-name="P8">Modelo de capacitación para Usuarios en business intelligence , en el contexto de la provincia de Misiones.</text:p>
      <text:p text:style-name="Tesis-Subtitulo"/>
      <text:p text:style-name="Tesis-Subtitulo"/>
      <text:p text:style-name="P9">Autor: FERNANDO R. GUERRERO</text:p>
      <text:p text:style-name="P9">Director: Mgter. Lic. Horacio D. Kuna</text:p>
      <text:p text:style-name="P9">Co-director: Lic. Eduardo Zamudio</text:p>
      <text:p text:style-name="Standard"/>
      <text:p text:style-name="P7"/>
      <text:p text:style-name="P7">Agradecimiento</text:p>
      <text:p text:style-name="P7">Resumen:</text:p>
      <text:p text:style-name="Standard"/>
      <text:p text:style-name="Standard">Palabras Claves:</text:p>
      <text:p text:style-name="Standard"/>
      <text:p text:style-name="Standard">Abstract:</text:p>
      <text:p text:style-name="Standard"/>
      <text:p text:style-name="Standard">Keywords:</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Índice</text:p>
          </text:index-title>
          <text:p text:style-name="P14">Capitulo I - Introducción<text:tab/>1</text:p>
          <text:p text:style-name="P14">Capitulo II - Marco Teórico<text:tab/>1</text:p>
          <text:p text:style-name="P15">Business Intelligence (BI)<text:tab/>1</text:p>
          <text:p text:style-name="P15">Datawarehouse<text:tab/>2</text:p>
          <text:p text:style-name="P15">OLAP<text:tab/>2</text:p>
          <text:p text:style-name="P15">Tablero de control (TdeC)<text:tab/>3</text:p>
          <text:p text:style-name="P15">Modelos de Capacitación<text:tab/>3</text:p>
          <text:p text:style-name="P14">Bibliografía<text:tab/>5</text:p>
        </text:index-body>
      </text:table-of-content>
      <text:p text:style-name="P12"/>
      <text:list xml:id="list38528389" text:style-name="Numbering_20_1">
        <text:list-header>
          <text:h text:style-name="Tesis-SeccionNumerada" text:outline-level="1">Capitulo I - Introducción</text:h>
        </text:list-header>
      </text:list>
      <text:p text:style-name="Tesis-Normal"/>
      <text:p text:style-name="Tesis-Normal">Se diseñará un modelo de capacitación y se desarrollará una propuesta de material didáctico para los usuarios en BI.</text:p>
      <text:list xml:id="list39409992" text:continue-numbering="true" text:style-name="Numbering_20_1">
        <text:list-header>
          <text:h text:style-name="Tesis-SeccionNumerada" text:outline-level="1">Capitulo II - Marco Teórico</text:h>
          <text:list>
            <text:list-header>
              <text:h text:style-name="Tesis-SubSeccionNumerada" text:outline-level="2">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1]<text:reference-mark-end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 que caracteriza una amplia variedad de tecnologías, plataformas de software, especificaciones de aplicaciones y procesos. <text:s/>El objetivo <text:s/>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on, 3)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p>
      <text:p text:style-name="Tesis-Normal"><text:soft-page-break/>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list xml:id="list39428424" text:continue-numbering="true" text:style-name="Numbering_20_1">
        <text:list-item>
          <text:list>
            <text:list-header>
              <text:h text:style-name="Tesis-SubSeccionNumerada" text:outline-level="2">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2]<text:reference-mark-end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6"/>
      <text:list xml:id="list39430985" text:continue-numbering="true" text:style-name="Numbering_20_1">
        <text:list-item>
          <text:list>
            <text:list-header>
              <text:h text:style-name="Tesis-SubSeccionNumerada" text:outline-level="2">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3]<text:reference-mark-end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text:soft-page-break/>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39431611" text:continue-numbering="true" text:style-name="Numbering_20_1">
        <text:list-item>
          <text:list>
            <text:list-header>
              <text:h text:style-name="Tesis-SubSeccionNumerada" text:outline-level="2">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4]<text:reference-mark-end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5]<text:reference-mark-end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 y para las organizaciones privadas, se buscará información de las grandes organizaciones de la provincia, relevada en el proyecto de Investigación.- </text:p>
      <text:list xml:id="list39432639"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text:soft-page-break/>enseñanza, <text:s/>optimizar la capacidad y fomentar el desarrollo.</text:p>
      <text:list xml:id="list39419301" text:continue-numbering="true" text:style-name="Numbering_20_1">
        <text:list-header>
          <text:h text:style-name="Tesis-SeccionNumerada" text:outline-level="1">Capitulo III - Descripción del Problema</text:h>
          <text:h text:style-name="Tesis-SeccionNumerada" text:outline-level="1"/>
          <text:h text:style-name="P11" text:outline-level="1">Capitulo IV - Solución Propuesta</text:h>
          <text:h text:style-name="P11" text:outline-level="1">Capitulo V - Prueba Experimental</text:h>
          <text:h text:style-name="P11" text:outline-level="1">Capitulo VI - Conclusiones</text:h>
          <text:h text:style-name="P11" text:outline-level="1">Bibliografía</text:h>
        </text:list-header>
      </text:list>
      <text:section text:style-name="Sect1" text:name="ZOTERO_BIBL {&quot;custom&quot;:[]} CSL_BIBLIOGRAPHY RND2jhqdOEWoo">
        <text:section text:style-name="Sect1" text:name="ZOTERO_BIBL {&quot;custom&quot;:[]} CSL_BIBLIOGRAPHY RND6dUFHHqJBO">
          <text:section text:style-name="Sect1" text:name="ZOTERO_BIBL {&quot;custom&quot;:[]} CSL_BIBLIOGRAPHY RNDp85MKMuGB3">
            <text:section text:style-name="Sect1" text:name="ZOTERO_BIBL {&quot;custom&quot;:[]} CSL_BIBLIOGRAPHY RND8qMz7WphfH">
              <text:section text:style-name="Sect1" text:name="ZOTERO_BIBL {&quot;custom&quot;:[]} CSL_BIBLIOGRAPHY RNDZbYQc4o7ob">
                <text:p text:style-name="Bibliography_20_1">[1]<text:tab/>«Inteligencia de Negocios: Una Propuesta para su Desarrollo en las Organizaciones». .</text:p>
                <text:p text:style-name="Bibliography_20_1">[2]<text:tab/>«Que es un Data Warehouse,Conceptos Datawarehousing,Informacion Data Warehouse|Inteligencia de Negocios». [Online]. Available: http://www.bi-argentina.com.ar/que-es-un-data-warehouse/. [Accessed: 24-oct-2012].</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 [Accessed: 12-nov-2012].</text:p>
                <text:p text:style-name="Bibliography_20_1">[6]<text:tab/>«PROPUESTA DE UN MODELO DE CAPACITACIÓN Y DESARROLLO AL <text:s/>PERSONAL DOCENTE DE LA UNIVERSIDAD».</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left="0.042cm" fo:margin-right="0cm" fo:margin-top="0cm" fo:margin-bottom="0cm"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1"><text:page-number text:select-page="current">8</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4$Win32 LibreOffice_project/340m1$Build-302</meta:generator>
    <dc:date>2013-02-18T19:27:42.56</dc:date>
    <meta:editing-duration>P1DT5H16M3S</meta:editing-duration>
    <meta:editing-cycles>127</meta:editing-cycles>
    <meta:print-date>2012-11-14T11:22:22.21</meta:print-date>
    <meta:document-statistic meta:table-count="0" meta:image-count="0" meta:object-count="0" meta:page-count="16" meta:paragraph-count="55" meta:word-count="932" meta:character-count="6382" meta:non-whitespace-character-count="5495"/>
    <meta:user-defined meta:name="Información 1"/>
    <meta:user-defined meta:name="Información 2"/>
    <meta:user-defined meta:name="Información 3"/>
    <meta:user-defined meta:name="Información 4"/>
    <meta:user-defined meta:name="ZOTERO_PREF_1" meta:value-type="string">&lt;data data-version="3" zotero-version="3.0.8"&gt;&lt;session id="Z401Ph4a"/&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